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nCircularDependencyStrategy.logCircularDependency( ModuleRevisionId [ ] mr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rnCircularDependencyStrateg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nCircularDependencyStrategy.WarnCircularDependenc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